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4.552cm" fo:margin-left="-0.132cm" fo:margin-right="-0.122cm" table:align="margins" style:writing-mode="lr-tb"/>
    </style:style>
    <style:style style:name="Tabelle1.A" style:family="table-column">
      <style:table-column-properties style:column-width="2.223cm" style:rel-column-width="10008*"/>
    </style:style>
    <style:style style:name="Tabelle1.B" style:family="table-column">
      <style:table-column-properties style:column-width="12.33cm" style:rel-column-width="5552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23cm" fo:padding-right="0.123cm" fo:padding-top="0cm" fo:padding-bottom="0cm" fo:border="0.018cm solid #000000" style:writing-mode="lr-tb"/>
    </style:style>
    <style:style style:name="Tabelle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uS_5f_Bild_2f_Tabellenunterschrift">
      <style:text-properties fo:background-color="#ffff00"/>
    </style:style>
    <style:style style:name="P2" style:family="paragraph" style:parent-style-name="SuS_5f_Headline">
      <style:text-properties fo:language="en" fo:country="GB"/>
    </style:style>
    <style:style style:name="P3" style:family="paragraph" style:parent-style-name="SuS_5f_Mengentext">
      <style:text-properties fo:background-color="#00ff00"/>
    </style:style>
    <style:style style:name="P4" style:family="paragraph" style:parent-style-name="SuS_5f_Mengentext">
      <style:paragraph-properties fo:background-color="transparent">
        <style:background-image/>
      </style:paragraph-properties>
    </style:style>
    <style:style style:name="P5" style:family="paragraph" style:parent-style-name="SuS_5f_Mengentext">
      <style:paragraph-properties fo:background-color="transparent">
        <style:background-image/>
      </style:paragraph-properties>
      <style:text-properties fo:background-color="transparent"/>
    </style:style>
    <style:style style:name="P6" style:family="paragraph" style:parent-style-name="SuS_5f_Absatzheadline">
      <style:paragraph-properties fo:background-color="transparent">
        <style:background-image/>
      </style:paragraph-properties>
      <style:text-properties fo:background-color="transparent"/>
    </style:style>
    <style:style style:name="P7" style:family="paragraph" style:parent-style-name="SuS_5f_Quellcode">
      <style:paragraph-properties fo:background-color="transparent">
        <style:background-image/>
      </style:paragraph-properties>
      <style:text-properties fo:background-color="transparent"/>
    </style:style>
    <style:style style:name="P8" style:family="paragraph" style:parent-style-name="SuS_5f_Tabellentext">
      <style:paragraph-properties style:snap-to-layout-grid="false"/>
    </style:style>
    <style:style style:name="P9" style:family="paragraph" style:parent-style-name="SuS_5f_Mengentext" style:master-page-name="Standard">
      <style:paragraph-properties style:page-number="auto"/>
      <style:text-properties fo:language="en" fo:country="GB"/>
    </style:style>
    <style:style style:name="P10" style:family="paragraph" style:parent-style-name="SuS_5f_Mengentext">
      <style:text-properties fo:background-color="transparent"/>
    </style:style>
    <style:style style:name="P11" style:family="paragraph" style:parent-style-name="SuS_5f_Mengentext">
      <style:paragraph-properties fo:text-align="start" style:justify-single-word="false" fo:background-color="transparent">
        <style:background-image/>
      </style:paragraph-properties>
      <style:text-properties fo:background-color="transparent"/>
    </style:style>
    <style:style style:name="P12" style:family="paragraph" style:parent-style-name="SuS_5f_Aufzaehlung_5f_nummeriert">
      <style:paragraph-properties fo:background-color="transparent">
        <style:background-image/>
      </style:paragraph-properties>
      <style:text-properties fo:background-color="transparent"/>
    </style:style>
    <style:style style:name="P13" style:family="paragraph" style:parent-style-name="SuS_5f_Aufzaehlung_5f_nummeriert">
      <style:paragraph-properties fo:margin-left="0cm" fo:margin-right="0cm" fo:text-indent="0cm" style:auto-text-indent="false" fo:background-color="transparent">
        <style:background-image/>
      </style:paragraph-properties>
    </style:style>
    <style:style style:name="T1" style:family="text">
      <style:text-properties style:font-name="Arial" fo:font-size="8pt" style:font-size-asian="8pt" style:font-name-complex="Arial"/>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background-color="transparent"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style:text-underline-style="solid" style:text-underline-width="auto" style:text-underline-color="font-color" fo:background-color="transparent"/>
    </style:style>
    <style:style style:name="T7" style:family="text">
      <style:text-properties fo:font-variant="small-caps"/>
    </style:style>
    <style:style style:name="T8" style:family="text">
      <style:text-properties fo:font-variant="small-caps" fo:background-color="transparent"/>
    </style:style>
    <style:style style:name="T9" style:family="text">
      <style:text-properties fo:font-style="normal" fo:background-color="transparent" style:font-style-asian="normal" style:font-style-complex="normal"/>
    </style:style>
    <style:style style:name="T10" style:family="text">
      <style:text-properties fo:font-style="normal" style:font-style-asian="normal" style:font-style-complex="normal"/>
    </style:style>
    <style:style style:name="T11" style:family="text">
      <style:text-properties fo:font-variant="normal" fo:text-transform="none" fo:background-color="transparent"/>
    </style:style>
    <style:style style:name="T12" style:family="text">
      <style:text-properties fo:background-color="transparent"/>
    </style:style>
    <style:style style:name="T13" style:family="text">
      <style:text-properties fo:background-color="transparen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opfzeile)</text:p>
      <text:p text:style-name="P2">Apache Directory Studio</text:p>
      <text:p text:style-name="SuS_5f_Subhead1">LDAP Werkzeuge für Entwickler</text:p>
      <text:p text:style-name="SuS_5f_Subhead2">LDAP ist weit verbreitet; entsprechende Server wie z.B. Active Directory oder OpenLDAP werden oft als zentrales Benutzerrepository verwendet. Stellt sich nun die Aufgabe, eine Anwendung zu schreiben, die auf den zentralen LDAP Server lesend oder schreibend zugreifen soll, sind passende Werkzeuge gefragt, die sich nahtlos in die vorhandene Tool-Landschaft integrieren. Dieser Artikel beschreibt, wie das Eclipse-basierte Apache Directory Studio, das mit dem Eclipse Community Award ausgezeichnet wurde, den Entwickler unterstützen kann.</text:p>
      <text:p text:style-name="SuS_5f_Autorname">Stefan Seelmann</text:p>
      <text:p text:style-name="SuS_5f_Mengentext">Für die Entwicklung von Anwendungen, die Verzeichnisdienste als Datenspeicher nutzen, standen bislang nur wenige Tools zur Verfügung. <text:span text:style-name="T12">Das Apache Directory Projektes hat zum Ziel, mit dem Apache Directory Studio Werkzeuge für den Umgang mit Verzeichnissen zur Verfügung zu stellen. Wie auch in anderen LDAP-Anwendungen steht ein LDAP Browser zur Verfügung. Darüberhinaus werden momentan ein Editor für LDIF Dateien, ein Werkzeug zur Schemaverwaltung sowie ein integrierter LDAP Server bereitgestellt.</text:span></text:p>
      <text:p text:style-name="P10">Apache Directory Studio besteht aus mehreren Eclipse Plugins und erweitert die Workbench durch neue Perspektiven, Views, Editoren und Wizards. Die Plugins können über die Update-Site [1] in ein bestehendes Eclipse installiert werden, alternativ gibt es das Studio auch als RCP-Applikation für Linux, Mac OS X und Windows zum Download [2]. </text:p>
      <text:p text:style-name="P10">Durch Nutzung der von Eclipse bereitgestellten Frameworks und Toolkits (von JFace Viewer bis zum Hilfesystem) lassen sich einfach und schnell komplexe Applikation erstellen. Ein weiterer Vorteil ist, dass durch die Nutzung der Eclipse Platform das Studio selbst erweiterbar ist und somit eine Platform für LDAP-Werkzeuge darstellt.</text:p>
      <text:p text:style-name="P6">Rundgang</text:p>
      <text:p text:style-name="P5">Anhand eines kleinen Szenarios werden wir einen Streifzug durch die Funktionen des Apache Directory Studios machen: In einem vorhandenen Verzeichnisdienst sind bereits Benutzer vorhanden. Nun sollen auch Firmenwagen darin verwaltet werden und eine Anwendung dafür entwickelt werden. Dafür werden wir folgende Schritte durchführen:</text:p>
      <text:list xml:id="list551636355" text:style-name="WW8Num1">
        <text:list-item>
          <text:p text:style-name="P12">Erkunden des vorhandenen Verzeichnisses</text:p>
        </text:list-item>
        <text:list-item>
          <text:p text:style-name="P12">Für die Entwicklungsumgebung einen lokalen LDAP Server installieren</text:p>
        </text:list-item>
        <text:list-item>
          <text:p text:style-name="P12">Beispieldaten vom zentralen Verzeichnisdienst in den lokalen Server übernehmen</text:p>
        </text:list-item>
        <text:list-item>
          <text:p text:style-name="P12">Ein Schema entwickeln, um die Firmenwagen zu speichern und einen ersten Beispieleintrag anlegen</text:p>
        </text:list-item>
      </text:list>
      <text:p text:style-name="P5">Tabelle 1 enthält ein Glossar der im folgenden genutzten LDAP Begriffe. Für eine Einführung in LDAP seien die Artikel bei Wikipedia [3][4] empfohlen. Tiefergehende Informationen, speziell für Java-Entwickler, sind in [5] zu finden.</text:p>
      <text:p text:style-name="P6">Erkunden</text:p>
      <text:p text:style-name="P5">Wenn man beginnt, mit einem Verzeichnisdienst zu arbeiten, ist es hilfreich, sich zunächst einen Überblick über die Struktur und den Datenbestand zu verschaffen. Das Werkzeug der Wahl hierfür ist die <text:span text:style-name="T2">LDAP</text:span> Perspektive (Abb. 1).</text:p>
      <text:p text:style-name="P4"><text:soft-page-break/><text:span text:style-name="T12">Zunächst muss eine Verbindung zum Server hergestellt werden, dies erfolgt über den </text:span><text:span text:style-name="SuS_5f_Kursiv"><text:span text:style-name="T12">New Connection</text:span></text:span><text:span text:style-name="T12"> Wizard (Aufruf aus dem Kontextmenü der </text:span><text:span text:style-name="T5">Connections</text:span><text:span text:style-name="T12"> View). Informationen über </text:span><text:span text:style-name="T12">Hostname, Port, <text:s/>evtl. Verschlüsselungsmethode sowie Benutzername und -passwort müssen beim Administrator erfragt werden. Generell empfiehlt es sich beim Zugriff auf einen produktiven Verzeichnisdienst einen Benutzer ohne Schreibrechte zu verwenden.</text:span></text:p>
      <text:p text:style-name="P5">In LDAP werden die Daten in Form von Objekten (sog. Einträge) <text:s/>in einer hierarchischen Struktur gespeichert. Mit Hilfe der <text:span text:style-name="T3">LDAP Browser</text:span> View kann diese Struktur erkundet und visuell dargestellt werden. Unterhalb des <text:span text:style-name="T2">DIT</text:span> Knotens wird zunächst die sog. <text:span text:style-name="T2">Root DSE</text:span> dargestellt, darunter wird dann der sog. Basiseintrag angezeigt, die Wurzel der eigentlichen Nutzdaten. Die Struktur unterhalb der Basiseinträge ist dann implementationsabhängig. Oftmals sind hier Einträge zu finden, durch die verschiedene Objekttypen gruppiert werden (Benutzer, Gruppen oder sonstige fachliche Objekte).</text:p>
      <text:p text:style-name="P5">Sobald ein Eintrag im <text:span text:style-name="SuS_5f_Kursiv">LDAP Browser</text:span> View ausgewählt wird, werden dessen Attribute im <text:span text:style-name="T2">Entry Editor</text:span> angezeigt. Die verschiedenen Attributarten (Objektklassen, Pflichtattribute, optionale Attribute) werden dabei unterschiedlich formatiert. Erwähnenswert ist noch der Punkt <text:span text:style-name="SuS_5f_Kapitälchen">Advanced</text:span> im Kontextmenü: hiermit können oft gebrauchte Informationen (DNs, Attributnamen, Suchfilter) aus einem Eintrag extrahiert werden.</text:p>
      <text:p text:style-name="P6">LDAP Server für die Entwicklungsumgebung</text:p>
      <text:p text:style-name="P5">Bei der Entwicklung <text:s/>ist es sinnvoll, zunächst mit einem lokalen Testserver zu arbeiten. Über ein Plugin ist der Apache Directory Server integriert und kann auf Knopfdruck gestartet, gestoppt und über eine GUI konfiguriert werden. Im folgenden soll solch ein lokaler LDAP Server aufgesetzt werden, der den zentralen Server simuliert.</text:p>
      <text:p text:style-name="P4"><text:span text:style-name="T12">Die Verwaltung erfolgt über die </text:span><text:span text:style-name="T4">Server</text:span><text:span text:style-name="T6">s</text:span><text:span text:style-name="T12"> View (Abb. 2). Hier kann ein neuer Server angelegt werden (</text:span><text:span text:style-name="T11">Kontextmenü </text:span><text:span text:style-name="T8">New|New Server</text:span><text:span text:style-name="T12">), im Wizard muss lediglich ein Name eingetragen werden. Ein Doppelklick auf den erstellten Server in der </text:span><text:span text:style-name="T5">Servers</text:span><text:span text:style-name="T12"> View öffnet den Konfigurationseditor (Abb. 2). Im Tab </text:span><text:span text:style-name="SuS_5f_Kapitälchen"><text:span text:style-name="T5">General</text:span></text:span><text:span text:style-name="T12"> sind die Einstellungen für die verwendeten Ports enthalten und können bei Bedarf geändert werden. Damit die DIT-Struktur des Entwicklungsservers identisch zum zentralen Verzeichnis ist, muss der Basiseintrag vorhanden sein. Hierfür wird in Reiter </text:span><text:span text:style-name="SuS_5f_Kapitälchen"><text:span text:style-name="T5">Partitions</text:span></text:span><text:span text:style-name="T12"> eine Partition angelegt, der Parameter </text:span><text:span text:style-name="T5">Suffix</text:span><text:span text:style-name="T12"> entspricht dabei dem Namen des Basiseintrages (in unserem Fall </text:span><text:span text:style-name="T5">dc=example,dc=com</text:span><text:span text:style-name="T12">). Anschließend kann der Server gestartet werden (Kontextmenü </text:span><text:span text:style-name="T8">Run</text:span><text:span text:style-name="T12">) und eine Verbindung zu diesem Server erstellt werden (Kontextmenü </text:span><text:span text:style-name="T8">LDAP Browser|Create a Connection</text:span><text:span text:style-name="T12">).</text:span></text:p>
      <text:p text:style-name="P6">Beispieldaten für die Entwicklungsumgebung</text:p>
      <text:p text:style-name="P5">Der erstellte LDAP Server enthält noch keinerlei Nutzdaten. Eine einfache Möglichkeit ist, die DIT-Struktur und einige Beispieldaten – unter Beachtung von Datenschutzrichtlinien - von zentralen Verzeichnis zu übernehmen. </text:p>
      <text:p text:style-name="P4"><text:span text:style-name="T12">Im </text:span><text:span text:style-name="SuS_5f_Kursiv"><text:span text:style-name="T12">LDAP Browser</text:span></text:span><text:span text:style-name="T12"> werden hierfür die gewünschten Einträge bis hoch zum Basiseintrag markiert (Abb. 3) und per </text:span><text:span text:style-name="SuS_5f_Kapitälchen"><text:span text:style-name="T11">Kontextmenü </text:span></text:span><text:span text:style-name="SuS_5f_Kapitälchen"><text:span text:style-name="T12">Advanced|Copy Entries as LDIF (all user attributes)</text:span></text:span><text:span text:style-name="T12"> kopiert. Anschließend wird eine neue LDIF-Datei erstellt (</text:span><text:span text:style-name="SuS_5f_Kapitälchen"><text:span text:style-name="T12">File|New|LDIF File</text:span></text:span><text:span text:style-name="T12">) und die Daten dort eingefügt. Nach evtl. Anpassungen kann die LDIF-Datei in den Entwicklungsserver eingespielt werden, hierfür wird mittels </text:span><text:span text:style-name="T5">Browse...</text:span><text:span text:style-name="T12"> die Verbindung zum Entwicklungsserver ausgewählt und anschließend mit dem </text:span><text:span text:style-name="T5">Execute LDIF</text:span><text:span text:style-name="T12"> Button ausgeführt. Diese LDIF Datei kann im weiteren Entwicklungsverlauf genutzt werden, um zusätzliche Testdaten einzutragen und die Beispieldaten wiederherzustellen.</text:span></text:p>
      <text:p text:style-name="P6"><text:soft-page-break/>Ein neues Schema entwickeln</text:p>
      <text:p text:style-name="P4"><text:span text:style-name="T12">Wir wollen Instanzen unserer fachlichen Klasse </text:span><text:span text:style-name="SuS_5f_Kursiv"><text:span text:style-name="T12">CompanyCar</text:span></text:span><text:span text:style-name="T12"> (Listing 1) im LDAP speichern. Hierfür müssen wir das Schema des Verzeichnisdienstes um Objektklassen und Attributtypen erweitern. </text:span></text:p>
      <text:p text:style-name="P5">Die Modellierung der Schemaelemente erfolgt in der <text:span text:style-name="T2">Schema Editor</text:span> Perspektive (Abb. 4). Zunächst wird in der <text:span text:style-name="T2">Projects</text:span> View mit dem Wizard ein neues Projekt erstellt, als Typ wählen wir <text:span text:style-name="T2">Online Schema</text:span> und auf der zweiten Wizardseite wählen wir die Verbindung des Entwicklungsservers aus. Nach dem Fertigstellen sind in der <text:span text:style-name="T2">Schema</text:span> View alle vorhandenen Schemas des Entwicklungsservers zu sehen. Dort erstellen wir ein neues Schema <text:span text:style-name="T2">companyCar</text:span> und darin mit entsprechenden Wizards die Attributtypen und die Objektklassen.</text:p>
      <text:p text:style-name="P6">Schema einspielen und nutzen</text:p>
      <text:p text:style-name="P11">Um das Schema im Entwicklungserver nutzen zu können muss es dort noch eingespielt werden. Im Kontextmenü der <text:span text:style-name="T2">Schema View</text:span><text:span text:style-name="Absatz-Standardschriftart"><text:span text:style-name="T2"> </text:span></text:span><text:span text:style-name="Absatz-Standardschriftart"><text:span text:style-name="T10">wird mit </text:span></text:span><text:span text:style-name="T7">Export|Schemas for ApacheDS</text:span> der Wizard gestartet, darin wird nur das erstellte c<text:span text:style-name="T2">ompanyCar</text:span> Schema ausgewählt und die Zieldatei angegeben. </text:p>
      <text:p text:style-name="P4"><text:span text:style-name="T12">Zurück zur </text:span><text:span text:style-name="T5">LDAP</text:span><text:span text:style-name="T12"> Perspektive: Die so erstellte LDIF Datei kann dann im </text:span><text:span text:style-name="T5">LDAP Browser</text:span><text:span text:style-name="T12"> per Kontextmenü </text:span><text:span text:style-name="SuS_5f_Kapitälchen"><text:span text:style-name="T9">Import|LDIF Import</text:span></text:span><text:span text:style-name="T12"> importiert werden. Zur Prüfung, ob das Schema korrekt in den Server eingespielt wurde, öffnen wir den </text:span><text:span text:style-name="T4">Schema Browser</text:span><text:span text:style-name="T12"> (</text:span><text:span text:style-name="T8">Open Schema Browser</text:span><text:span text:style-name="T12"> im Kontextmenü der </text:span><text:span text:style-name="T5">Connections</text:span><text:span text:style-name="T12"> View). Evtl. ist dort noch ein </text:span><text:span text:style-name="SuS_5f_Kapitälchen"><text:span text:style-name="T5">Reload Schema</text:span></text:span><text:span text:style-name="T12"> notwendig, danach sollte die neue Objektklasse </text:span><text:span text:style-name="SuS_5f_Kursiv"><text:span text:style-name="T12">companyCar</text:span></text:span><text:span text:style-name="T12"> im Reiter </text:span><text:span text:style-name="SuS_5f_Kapitälchen"><text:span text:style-name="T12">Object Classes</text:span></text:span><text:span text:style-name="T12"> zu sehen sein.</text:span></text:p>
      <text:p text:style-name="P5">Anschließend können wir einen ersten Firmenwagen anlegen: Im Kontextmenü des <text:span text:style-name="T2">LDAP Browsers </text:span>mit <text:span text:style-name="T7">New Entry...</text:span> den gleichnamigen Wizard starten und die einzelnen Wizardseiten vervollständigen:</text:p>
      <text:list xml:id="list1441068701" text:continue-list="list551636355" text:style-name="WW8Num1">
        <text:list-item text:start-value="1">
          <text:p text:style-name="P13"><text:span text:style-name="T12">Option </text:span><text:span text:style-name="SuS_5f_Kursiv"><text:span text:style-name="T12">Create entry from scratch</text:span></text:span><text:span text:style-name="SuS_5f_Kursiv"><text:span text:style-name="T9"> auswählen</text:span></text:span></text:p>
        </text:list-item>
        <text:list-item>
          <text:p text:style-name="P13"><text:span text:style-name="SuS_5f_Kursiv"><text:span text:style-name="T9">Die erstellte Objektklasse </text:span></text:span><text:span text:style-name="SuS_5f_Kursiv"><text:span text:style-name="T12">companyCar</text:span></text:span><text:span text:style-name="SuS_5f_Kursiv"><text:span text:style-name="T9"> in die rechte Liste übernehmen</text:span></text:span></text:p>
        </text:list-item>
        <text:list-item>
          <text:p text:style-name="P13"><text:span text:style-name="SuS_5f_Kursiv"><text:span text:style-name="T9">Als RDN l</text:span></text:span><text:span text:style-name="SuS_5f_Kursiv"><text:span text:style-name="T13">icenseNumber</text:span></text:span><text:span text:style-name="SuS_5f_Kursiv"><text:span text:style-name="T9"> auswählen und einen beliebigen Wert eintragen</text:span></text:span></text:p>
        </text:list-item>
        <text:list-item>
          <text:p text:style-name="P13"><text:span text:style-name="SuS_5f_Kursiv"><text:span text:style-name="T9">Alle Pflichtattribute befüllen sowie das Attribut </text:span></text:span><text:span text:style-name="SuS_5f_Kursiv"><text:span text:style-name="T13">owner</text:span></text:span><text:span text:style-name="SuS_5f_Kursiv"><text:span text:style-name="T9"> hinzufügen (Abb. 5) und fertigstellen</text:span></text:span></text:p>
        </text:list-item>
      </text:list>
      <text:p text:style-name="P5">Damit ist das Aufsetzen des lokalen LDAP Servers abgeschlossen und wir können mit der eigentlichen Entwicklung unserer Anwendung beginnen.</text:p>
      <text:p text:style-name="SuS_5f_Absatzheadline">Ausblick</text:p>
      <text:p text:style-name="SuS_5f_Mengentext">Dies war nur ein kurzer Streifzug durch die Funktionen des Apache Directory Studio, der komplette Funktionsumfang kann in der integrierten Hilfe oder in [6] nachgeschlagen werden.</text:p>
      <text:p text:style-name="SuS_5f_Mengentext">In Zukunft will das Apache Directory Projekt weitere Werkzeuge schaffen, um die Nutzung von LDAP für Entwickler angenehmer zu machen. An Neuentwicklungen sind sind z.B. Codegeneratoren angedacht, um aus dem LDAP Schema Java Klassen und Persistenz-Code (DAOs) zu erzeugen. Eine weitere Idee ist auch die Nutzung von grafischen Editoren, z.B. für den Entwurf des Schemas. Weiterhin sollen neue Extension Points eingeführt werden, um eine bessere Erweiterbarkeit zu ermöglichen.</text:p>
      <text:p text:style-name="SuS_5f_Mengentext">Das Apache Directory Studio ist Open-Source Projekt und lebt vom mitmachen. Mailinglisten und IRC sind ein Anlaufpunkt für Fragen und Feedback. Auch über Bugreports und Ideen für neue Funktionen freuen wir uns.</text:p>
      <text:p text:style-name="SuS_5f_Mengentext"/>
      <text:p text:style-name="SuS_5f_Mengentext"/>
      <text:p text:style-name="SuS_5f_Bilddateiname">apache_directory_studio_1.png</text:p>
      <text:p text:style-name="P1">Abb. 1: LDAP Perspektive</text:p>
      <text:p text:style-name="SuS_5f_Mengentext"><text:soft-page-break/></text:p>
      <text:p text:style-name="SuS_5f_Bilddateiname">apache_directory_studio_2.png</text:p>
      <text:p text:style-name="P1">Abb. 2: Servers View und ApacheDS Configuration Editor</text:p>
      <text:p text:style-name="SuS_5f_Mengentext"/>
      <text:p text:style-name="SuS_5f_Bilddateiname">apache_directory_studio_3.png</text:p>
      <text:p text:style-name="P1">Abb. 3: Kopieren von Einträgen als LDIF</text:p>
      <text:p text:style-name="SuS_5f_Mengentext"/>
      <text:p text:style-name="SuS_5f_Bilddateiname">apache_directory_studio_4.png</text:p>
      <text:p text:style-name="P1">Abb. 4: Schema Editor Perspektive</text:p>
      <text:p text:style-name="SuS_5f_Mengentext"/>
      <text:p text:style-name="SuS_5f_Bilddateiname">apache_directory_studio_5.png</text:p>
      <text:p text:style-name="P1">Abb. 5: New Entry Wizard</text:p>
      <text:p text:style-name="P3"/>
      <text:p text:style-name="P3"/>
      <text:p text:style-name="SuS_5f_Kastenheadline">Listing 1</text:p>
      <text:p text:style-name="P7">public class CompanyCar {</text:p>
      <text:p text:style-name="P7"><text:s text:c="4"/>private String licenseNumber;</text:p>
      <text:p text:style-name="P7"><text:s text:c="4"/>private Date leasingStart;</text:p>
      <text:p text:style-name="P7"><text:s text:c="4"/>private Date leasingEnd;</text:p>
      <text:p text:style-name="P7"><text:s text:c="4"/>private User owner;</text:p>
      <text:p text:style-name="P7"><text:s text:c="4"/>...</text:p>
      <text:p text:style-name="P7">}</text:p>
      <text:p text:style-name="SuS_5f_Tabellenkopf">Ende Listing 1</text:p>
      <text:p text:style-name="SuS_5f_Mengentext"/>
      <table:table table:name="Tabelle1" table:style-name="Tabelle1">
        <table:table-column table:style-name="Tabelle1.A"/>
        <table:table-column table:style-name="Tabelle1.B"/>
        <table:table-row table:style-name="Tabelle1.1">
          <table:table-cell table:style-name="Tabelle1.A1" office:value-type="string">
            <text:p text:style-name="P8">LDAP</text:p>
          </table:table-cell>
          <table:table-cell table:style-name="Tabelle1.B1" office:value-type="string">
            <text:p text:style-name="P8">Lightweight Directory Access Protocol. Protokoll zum lesenden und schreibenden Zugriff auf Verzeichnisdienste.</text:p>
          </table:table-cell>
        </table:table-row>
        <table:table-row table:style-name="Tabelle1.1">
          <table:table-cell table:style-name="Tabelle1.A2" office:value-type="string">
            <text:p text:style-name="P8">DIT</text:p>
          </table:table-cell>
          <table:table-cell table:style-name="Tabelle1.B2" office:value-type="string">
            <text:p text:style-name="P8">Directory Information Tree. Hierarchische Struktur der abgelegten Einträge in einem Verzeichnisdienst.</text:p>
          </table:table-cell>
        </table:table-row>
        <table:table-row table:style-name="Tabelle1.1">
          <table:table-cell table:style-name="Tabelle1.A2" office:value-type="string">
            <text:p text:style-name="P8">Eintrag</text:p>
          </table:table-cell>
          <table:table-cell table:style-name="Tabelle1.B2" office:value-type="string">
            <text:p text:style-name="P8">Auch Objekt. Ein Knoten im DIT mit eindeutigen Namen (DN). Informationen werden in Attribut-Werte Paaren gespeichert.</text:p>
          </table:table-cell>
        </table:table-row>
        <table:table-row table:style-name="Tabelle1.1">
          <table:table-cell table:style-name="Tabelle1.A2" office:value-type="string">
            <text:p text:style-name="P8">DN</text:p>
          </table:table-cell>
          <table:table-cell table:style-name="Tabelle1.B2" office:value-type="string">
            <text:p text:style-name="P8">Distinguished Name. Eindeutiger Name eines Eintrages, zusammengesetzt aus den RDNs aller Einträge bis hoch zur Wurzel. Beispiel: <text:span text:style-name="SuS_5f_Kursiv">cn=Chuck Brunato,ou=users,dc=example,dc=com</text:span>.</text:p>
          </table:table-cell>
        </table:table-row>
        <table:table-row table:style-name="Tabelle1.1">
          <table:table-cell table:style-name="Tabelle1.A2" office:value-type="string">
            <text:p text:style-name="P8">RDN</text:p>
          </table:table-cell>
          <table:table-cell table:style-name="Tabelle1.B2" office:value-type="string">
            <text:p text:style-name="P8">Relativer DN. Relativ zum Eltern-Eintrag. Beispiel: <text:span text:style-name="SuS_5f_Kursiv">cn=Chuck Brunato</text:span></text:p>
          </table:table-cell>
        </table:table-row>
        <table:table-row table:style-name="Tabelle1.1">
          <table:table-cell table:style-name="Tabelle1.A2" office:value-type="string">
            <text:p text:style-name="P8">Root DSE</text:p>
          </table:table-cell>
          <table:table-cell table:style-name="Tabelle1.B2" office:value-type="string">
            <text:p text:style-name="P8">Eintrag mit dem leeren DN, beschreibt die Fähigkeiten des LDAP Servers</text:p>
          </table:table-cell>
        </table:table-row>
        <table:table-row table:style-name="Tabelle1.1">
          <table:table-cell table:style-name="Tabelle1.A2" office:value-type="string">
            <text:p text:style-name="P8">Basiseintrag</text:p>
          </table:table-cell>
          <table:table-cell table:style-name="Tabelle1.B2" office:value-type="string">
            <text:p text:style-name="P8">Auch Base DN, Suffix oder Naming Context. Wurzel der eigentlichen Nutzdaten. Beispiel: <text:span text:style-name="SuS_5f_Kursiv">dc=exmple,dc=com</text:span></text:p>
          </table:table-cell>
        </table:table-row>
        <table:table-row table:style-name="Tabelle1.1">
          <table:table-cell table:style-name="Tabelle1.A2" office:value-type="string">
            <text:p text:style-name="P8">LDIF</text:p>
          </table:table-cell>
          <table:table-cell table:style-name="Tabelle1.B2" office:value-type="string">
            <text:p text:style-name="P8">LDAP Data Interchange Format. Standardisiertes Datenaustauschformat</text:p>
          </table:table-cell>
        </table:table-row>
        <table:table-row table:style-name="Tabelle1.1">
          <table:table-cell table:style-name="Tabelle1.A2" office:value-type="string">
            <text:p text:style-name="P8">Schema</text:p>
          </table:table-cell>
          <table:table-cell table:style-name="Tabelle1.B2" office:value-type="string">
            <text:p text:style-name="P8">Beschreibt Regeln, welche Art Information in einem Verzeichnis abgelegt werden darf. Besteht aus verschiedenen Elementen, z.B. Objektklassen und Attributtypen.</text:p>
          </table:table-cell>
        </table:table-row>
        <table:table-row table:style-name="Tabelle1.1">
          <table:table-cell table:style-name="Tabelle1.A2" office:value-type="string">
            <text:p text:style-name="P8">Objektklasse</text:p>
          </table:table-cell>
          <table:table-cell table:style-name="Tabelle1.B2" office:value-type="string">
            <text:p text:style-name="P8">Beschreibt die Klasse(n) eines Objektes (z.B. person oder organization) und die <text:s/>erlaubten und erforderlichen Attribute des Objektes.</text:p>
          </table:table-cell>
        </table:table-row>
        <table:table-row table:style-name="Tabelle1.1">
          <table:table-cell table:style-name="Tabelle1.A2" office:value-type="string">
            <text:p text:style-name="P8">Attributtyp</text:p>
          </table:table-cell>
          <table:table-cell table:style-name="Tabelle1.B2" office:value-type="string">
            <text:p text:style-name="P8">Beschreibt den Namen eines Attributes (z.B. givenName oder uidNumber) sowie <text:s/>Syntax (z.B. String oder Integer) und Vergleichsregeln (z.B. caseIgnoreMatch oder integerMatch) der Werte.</text:p>
          </table:table-cell>
        </table:table-row>
      </table:table>
      <text:p text:style-name="SuS_5f_Bild_2f_Tabellenunterschrift">Tabelle 1: Kleines LDAP Glossar</text:p>
      <text:p text:style-name="SuS_5f_Mengentext"/>
      <text:p text:style-name="SuS_5f_Autor_5f_Kurzbiografie"><text:soft-page-break/>Stefan Seelmann ist freiberuflicher Softwareentwickler und Berater im Bereich LDAP und Identity Management. Er ist Committer und PMC Member beim Apache Directory Projekt und kümmert sich dort um die Weiterentwicklung des Apache Directory Studio.</text:p>
      <text:p text:style-name="SuS_5f_Links_5f_und_5f_Literatur_5f_Headline">Links &amp; Literatur</text:p>
      <text:p text:style-name="SuS_5f_Links_5f_und_5f_Literatur_5f_Text">[1] Apache Directory Studio Update Site: <text:a xlink:type="simple" xlink:href="http://directory.apache.org/studio">http://directory.apache.org/studio/update/1.x</text:a></text:p>
      <text:p text:style-name="SuS_5f_Links_5f_und_5f_Literatur_5f_Text">[2] Apache Directory Studio: <text:a xlink:type="simple" xlink:href="http://directory.apache.org/studio">http://directory.apache.org/studio</text:a></text:p>
      <text:p text:style-name="SuS_5f_Links_5f_und_5f_Literatur_5f_Text">[3] Wikipedia Artikel zu LDAP (de): <text:a xlink:type="simple" xlink:href="http://de.wikipedia.org/wiki/LDAP">http://de.wikipedia.org/wiki/LDAP</text:a></text:p>
      <text:p text:style-name="SuS_5f_Links_5f_und_5f_Literatur_5f_Text">[4] Wikipedia Artikel zu LDAP (en): <text:a xlink:type="simple" xlink:href="http://de.wikipedia.org/wiki/LDAP">http://en.wikipedia.org/wiki/LDAP</text:a></text:p>
      <text:p text:style-name="SuS_5f_Links_5f_und_5f_Literatur_5f_Text">[5] Zörner, Stefan: LDAP für Java-Entwickler, 3. Auflage, entwickler.press, 2008</text:p>
      <text:p text:style-name="SuS_5f_Links_5f_und_5f_Literatur_5f_Text">[6] Online Hilfe zu Apache Directory Studio: <text:a xlink:type="simple" xlink:href="http://directory.apache.org/studio/users-guide.html">http://directory.apache.org/studio/users-guide.html</text:a></text:p>
      <text:p text:style-name="SuS_5f_Links_5f_und_5f_Literatur_5f_Text"/>
      <text:p text:style-name="SuS_5f_Links_5f_und_5f_Literatur_5f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S_5f_Mengentext" style:display-name="SuS_Mengentext" style:family="paragraph" style:parent-style-name="Standard">
      <style:paragraph-properties fo:margin-left="0cm" fo:margin-right="0cm" fo:line-height="0.564cm" fo:text-indent="0.7cm" style:auto-text-indent="false"/>
    </style:style>
    <style:style style:name="SuS_5f_Kastentext" style:display-name="SuS_Kastentext" style:family="paragraph" style:parent-style-name="SuS_5f_Mengentext">
      <style:paragraph-properties fo:line-height="0.529cm"/>
      <style:text-properties style:font-name="Arial" fo:font-size="9pt" style:font-size-asian="9pt"/>
    </style:style>
    <style:style style:name="SuS_5f_Kastenheadline" style:display-name="SuS_Kastenheadline" style:family="paragraph" style:parent-style-name="SuS_5f_Kastentext" style:next-style-name="SuS_5f_Kastentext">
      <style:paragraph-properties fo:line-height="0.494cm" fo:background-color="#e0e0e0">
        <style:background-image/>
      </style:paragraph-properties>
      <style:text-properties fo:font-weight="bold" style:font-weight-asian="bold" style:font-weight-complex="bold"/>
    </style:style>
    <style:style style:name="SuS_5f_Tabellenkopf" style:display-name="SuS_Tabellenkopf" style:family="paragraph" style:parent-style-name="SuS_5f_Kastenheadline" style:next-style-name="SuS_5f_Tabellentext">
      <style:text-properties fo:font-size="9pt" style:font-size-asian="9pt"/>
    </style:style>
    <style:style style:name="SuS_5f_Tabellentext" style:display-name="SuS_Tabellentext" style:family="paragraph" style:parent-style-name="SuS_5f_Kastentext">
      <style:paragraph-properties fo:margin-left="0cm" fo:margin-right="0cm" fo:text-indent="0cm" style:auto-text-indent="false"/>
      <style:text-properties fo:font-size="9pt" style:font-size-asian="9pt"/>
    </style:style>
    <style:style style:name="SuS_5f_Absatzheadline" style:display-name="SuS_Absatzheadline" style:family="paragraph" style:parent-style-name="SuS_5f_Mengentext" style:next-style-name="SuS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SuS_5f_Subhead2" style:display-name="SuS_Subhead2" style:family="paragraph" style:parent-style-name="SuS_5f_Mengentext" style:next-style-name="SuS_5f_Mengentext">
      <style:paragraph-properties fo:margin-left="0cm" fo:margin-right="0cm" fo:margin-top="0cm" fo:margin-bottom="0.212cm" fo:text-indent="0cm" style:auto-text-indent="false"/>
      <style:text-properties fo:font-size="11pt" style:font-size-asian="11pt"/>
    </style:style>
    <style:style style:name="SuS_5f_Subhead1" style:display-name="SuS_Subhead1" style:family="paragraph" style:parent-style-name="SuS_5f_Mengentext" style:next-style-name="SuS_5f_Subhead2">
      <style:paragraph-properties fo:margin-top="0.212cm" fo:margin-bottom="0cm"/>
      <style:text-properties style:font-name="Arial" fo:font-size="12pt" style:font-size-asian="12pt"/>
    </style:style>
    <style:style style:name="SuS_5f_Headline" style:display-name="SuS_Headline" style:family="paragraph" style:parent-style-name="SuS_5f_Mengentext" style:next-style-name="SuS_5f_Subhead1">
      <style:paragraph-properties fo:line-height="100%"/>
      <style:text-properties fo:font-size="18pt" style:font-size-asian="18pt"/>
    </style:style>
    <style:style style:name="SuS_5f_Aufzaehlung_5f_gegliedert" style:display-name="SuS_Aufzaehlung_gegliedert" style:family="paragraph" style:parent-style-name="SuS_5f_Mengentext" style:list-style-name="WW8Num2"/>
    <style:style style:name="SuS_5f_Quellcode" style:display-name="SuS_Quellcode" style:family="paragraph" style:parent-style-name="SuS_5f_Mengentext">
      <style:text-properties style:font-name="Courier" fo:font-size="8pt" fo:language="en" fo:country="US" style:font-size-asian="8pt"/>
    </style:style>
    <style:style style:name="SuS_5f_Autorname" style:display-name="SuS_Autorname" style:family="paragraph" style:parent-style-name="SuS_5f_Mengentext" style:next-style-name="SuS_5f_Mengentext">
      <style:paragraph-properties fo:margin-left="0cm" fo:margin-right="0cm" fo:text-indent="0cm" style:auto-text-indent="false"/>
      <style:text-properties fo:font-weight="bold" style:font-weight-asian="bold"/>
    </style:style>
    <style:style style:name="SuS_5f_Bild_2f_Tabellenunterschrift" style:display-name="SuS_Bild/Tabellenunterschrift" style:family="paragraph" style:parent-style-name="SuS_5f_Mengentext" style:next-style-name="SuS_5f_Mengentext">
      <style:paragraph-properties fo:margin-left="0cm" fo:margin-right="0cm" fo:line-height="0.494cm" fo:text-indent="0cm" style:auto-text-indent="false" fo:background-color="#ffff00">
        <style:background-image/>
      </style:paragraph-properties>
    </style:style>
    <style:style style:name="SuS_5f_Kasten_5f_Absatzheadline" style:display-name="SuS_Kasten_Absatzheadline" style:family="paragraph" style:parent-style-name="SuS_5f_Kastentext" style:next-style-name="SuS_5f_Kastentext">
      <style:paragraph-properties fo:margin-top="0.282cm" fo:margin-bottom="0cm"/>
      <style:text-properties fo:font-weight="bold" style:font-weight-asian="bold" style:font-weight-complex="bold"/>
    </style:style>
    <style:style style:name="SuS_5f_Kastentext_5f_Aufzaehlung_5f_gegliedert" style:display-name="SuS_Kastentext_Aufzaehlung_gegliedert" style:family="paragraph" style:parent-style-name="SuS_5f_Kastentext" style:list-style-name="WW8Num4">
      <style:text-properties fo:font-size="9pt" style:font-size-asian="9pt"/>
    </style:style>
    <style:style style:name="SuS_5f_Links_5f_und_5f_Literatur_5f_Headline" style:display-name="SuS_Links_und_Literatur_Headline" style:family="paragraph" style:parent-style-name="SuS_5f_Tabellentext" style:next-style-name="SuS_5f_Links_5f_und_5f_Literatur_5f_Text">
      <style:paragraph-properties fo:margin-top="0.423cm" fo:margin-bottom="0cm" fo:padding-left="0cm" fo:padding-right="0cm" fo:padding-top="0cm" fo:padding-bottom="0.035cm" fo:border-left="none" fo:border-right="none" fo:border-top="none" fo:border-bottom="0.018cm solid #000000"/>
      <style:text-properties fo:font-weight="bold" style:font-weight-asian="bold" style:font-weight-complex="bold"/>
    </style:style>
    <style:style style:name="SuS_5f_Links_5f_und_5f_Literatur_5f_Text" style:display-name="SuS_Links_und_Literatur_Text" style:family="paragraph" style:parent-style-name="SuS_5f_Kastentext_5f_Aufzaehlung_5f_gegliedert" style:list-style-name="">
      <style:paragraph-properties fo:margin-left="0cm" fo:margin-right="0cm" fo:text-indent="0cm" style:auto-text-indent="false"/>
    </style:style>
    <style:style style:name="SuS_5f_Interview_5f_Zitat" style:display-name="SuS_Interview_Zitat" style:family="paragraph" style:parent-style-name="SuS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SuS_5f_Bilddateiname" style:display-name="SuS_Bilddateiname" style:family="paragraph" style:parent-style-name="SuS_5f_Mengentext" style:next-style-name="SuS_5f_Bild_2f_Tabellenunterschrift">
      <style:paragraph-properties fo:margin-left="0cm" fo:margin-right="0cm" fo:line-height="0.494cm" fo:text-indent="0cm" style:auto-text-indent="false" fo:background-color="#ffcc00">
        <style:background-image/>
      </style:paragraph-properties>
      <style:text-properties style:font-name="Times"/>
    </style:style>
    <style:style style:name="SuS_5f_Aufzaehlung_5f_nummeriert" style:display-name="SuS_Aufzaehlung_nummeriert" style:family="paragraph" style:parent-style-name="SuS_5f_Mengentext" style:list-style-name="WW8Num1">
      <style:paragraph-properties fo:margin-left="0cm" fo:margin-right="0cm" fo:text-indent="0cm" style:auto-text-indent="false">
        <style:tab-stops>
          <style:tab-stop style:position="0.63cm"/>
        </style:tab-stops>
      </style:paragraph-properties>
    </style:style>
    <style:style style:name="SuS_5f_Kastentext_5f_Aufzaehlung_5f_nummeriert" style:display-name="SuS_Kastentext_Aufzaehlung_nummeriert" style:family="paragraph" style:parent-style-name="SuS_5f_Kastentext" style:list-style-name="WW8Num3">
      <style:paragraph-properties fo:margin-left="0.63cm" fo:margin-right="0cm" fo:text-indent="-0.63cm" style:auto-text-indent="false">
        <style:tab-stops/>
      </style:paragraph-properties>
    </style:style>
    <style:style style:name="SuS_5f_Autor_5f_Kurzbiografie" style:display-name="SuS_Autor_Kurzbiografie" style:family="paragraph" style:parent-style-name="SuS_5f_Mengentext" style:next-style-name="SuS_5f_Mengentext">
      <style:paragraph-properties fo:margin-left="0cm" fo:margin-right="0cm" fo:text-indent="0cm" style:auto-text-indent="false"/>
      <style:text-properties fo:font-style="italic" style:font-style-asian="italic"/>
    </style:style>
    <style:style style:name="SuS_5f_Interview_5f_Frage" style:display-name="SuS_Interview_Frage" style:family="paragraph" style:parent-style-name="SuS_5f_Mengentext" style:next-style-name="SuS_5f_Mengentext">
      <style:text-properties fo:font-size="9pt" fo:font-weight="bold" style:font-size-asian="9pt" style:font-weight-asian="bold"/>
    </style:style>
    <style:style style:name="SuS_5f_Interview_5f_Antwort" style:display-name="SuS_Interview_Antwort" style:family="paragraph" style:parent-style-name="SuS_5f_Mengentext" style:next-style-name="SuS_5f_Mengentext"/>
    <style:style style:name="SuS_5f_Rezensent" style:display-name="SuS_Rezensent" style:family="paragraph" style:parent-style-name="SuS_5f_Mengentext" style:next-style-name="SuS_5f_Mengentext">
      <style:paragraph-properties fo:text-align="end" style:justify-single-word="false"/>
      <style:text-properties fo:font-style="italic" style:font-style-asian="italic"/>
    </style:style>
    <style:style style:name="SuS_5f_Bibliografie" style:display-name="SuS_Bibliografie" style:family="paragraph" style:parent-style-name="SuS_5f_Mengentext">
      <style:paragraph-properties fo:margin-left="0cm" fo:margin-right="0cm" fo:text-indent="0cm" style:auto-text-indent="false"/>
      <style:text-properties style:font-name="Arial"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Absatz-Standardschriftart" style:family="text"/>
    <style:style style:name="SuS_5f_Kursiv" style:display-name="SuS_Kursiv" style:family="text" style:parent-style-name="Absatz-Standardschriftart">
      <style:text-properties fo:font-style="italic" style:font-style-asian="italic"/>
    </style:style>
    <style:style style:name="SuS_5f_Kapitälchen" style:display-name="SuS_Kapitälchen" style:family="text" style:parent-style-name="Absatz-Standardschriftart">
      <style:text-properties fo:font-variant="small-caps"/>
    </style:style>
    <style:style style:name="SuS_5f_Link" style:display-name="SuS_Link" style:family="text" style:parent-style-name="Absatz-Standardschriftart">
      <style:text-properties style:text-underline-style="solid" style:text-underline-width="auto" style:text-underline-color="font-color" style:text-underline-mode="skip-white-space" style:text-line-through-mode="skip-white-space"/>
    </style:style>
    <style:style style:name="SuS_5f_Bold" style:display-name="SuS_Bold" style:family="text" style:parent-style-name="Absatz-Standardschriftar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style:font-size-asian="8pt" style:font-name-complex="Arial"/>
    </style:style>
    <style:page-layout style:name="M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Standard"><text:span text:style-name="MT1">Seite </text:span><text:span text:style-name="MT1"><text:page-number text:select-page="current">5</text:page-number></text:span><text:span text:style-name="MT1">, Druckdatum: </text:span><text:span text:style-name="MT1"><text:date style:data-style-name="N36" text:date-value="2009-08-17T23:52:26.99">17.08.2009</text:date></text:span><text:span text:style-name="MT1">, </text:span><text:span text:style-name="MT1"><text:time style:data-style-name="N40" text:time-value="2009-08-17T23:52:26.99">23:52</text:time></text:span><text:span text:style-name="MT1"> Uh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M Formatvorlage</dc:title>
    <meta:creation-date>2009-07-30T20:21:40</meta:creation-date>
    <meta:editing-cycles>348</meta:editing-cycles>
    <meta:editing-duration>PT390H46M05S</meta:editing-duration>
    <meta:generator>OpenOffice.org/3.0$Unix OpenOffice.org_project/300m15$Build-9379</meta:generator>
    <dc:date>2009-08-17T23:51:28</dc:date>
    <meta:document-statistic meta:table-count="1" meta:image-count="0" meta:object-count="0" meta:page-count="5" meta:paragraph-count="93" meta:word-count="1598" meta:character-count="12004"/>
    <meta:user-defined meta:name="Info 1"/>
    <meta:user-defined meta:name="Info 2"/>
    <meta:user-defined meta:name="Info 3"/>
    <meta:user-defined meta:name="Info 4"/>
  </office:meta>
</office:document-meta>
</file>